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tompReactorNettyCodec.decodeInternal( ByteBuffer nioBuff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ReactorNettyCodec.StompReactorNettyCodec( StompDecoder deco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ReactorNettyCodec.StompReactorNettyCodec( StompDecoder decoder , StompEncoder enco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ompReactorNettyCodec.encodeInternal( Message &lt; byte [ ]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ompReactorNettyCodec.StompReactorNettyCode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